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4pt" style:text-underline-style="none" fo:font-weight="normal" officeooo:rsid="001d5319" officeooo:paragraph-rsid="00186fb3" style:font-size-asian="14pt" style:font-weight-asian="normal" style:font-size-complex="14pt" style:font-weight-complex="normal"/>
    </style:style>
    <style:style style:name="P2" style:family="paragraph" style:parent-style-name="Standard">
      <style:text-properties style:font-name="Liberation Serif" fo:font-size="14pt" style:text-underline-style="none" fo:font-weight="normal" officeooo:rsid="00129cf9" officeooo:paragraph-rsid="00129cf9" style:font-size-asian="14pt" style:font-weight-asian="normal" style:font-size-complex="14pt" style:font-weight-complex="normal"/>
    </style:style>
    <style:style style:name="P3" style:family="paragraph" style:parent-style-name="Standard">
      <style:text-properties style:font-name="Liberation Serif" fo:font-size="14pt" style:text-underline-style="none" fo:font-weight="normal" officeooo:paragraph-rsid="00129cf9" style:font-size-asian="14pt" style:font-weight-asian="normal" style:font-size-complex="14pt" style:font-weight-complex="normal"/>
    </style:style>
    <style:style style:name="P4" style:family="paragraph" style:parent-style-name="Standard">
      <style:text-properties style:font-name="Liberation Serif" fo:font-size="14pt" style:text-underline-style="none" fo:font-weight="normal" officeooo:rsid="001189e0" officeooo:paragraph-rsid="00129cf9" style:font-size-asian="14pt" style:font-weight-asian="normal" style:font-size-complex="14pt" style:font-weight-complex="normal"/>
    </style:style>
    <style:style style:name="P5" style:family="paragraph" style:parent-style-name="Standard">
      <style:text-properties style:font-name="Liberation Serif" fo:font-size="14pt" style:text-underline-style="none" fo:font-weight="normal" officeooo:rsid="0026a7fa" officeooo:paragraph-rsid="0026a7fa" style:font-size-asian="14pt" style:font-weight-asian="normal" style:font-size-complex="14pt" style:font-weight-complex="normal"/>
    </style:style>
    <style:style style:name="P6" style:family="paragraph" style:parent-style-name="Standard">
      <style:text-properties style:font-name="Liberation Serif" fo:font-size="14pt" style:text-underline-style="none" fo:font-weight="bold" officeooo:rsid="00129cf9" officeooo:paragraph-rsid="00129cf9" style:font-size-asian="14pt" style:font-weight-asian="bold" style:font-size-complex="14pt" style:font-weight-complex="bold"/>
    </style:style>
    <style:style style:name="P7" style:family="paragraph" style:parent-style-name="Standard">
      <style:text-properties fo:font-size="14pt" style:text-underline-style="none" fo:font-weight="normal" officeooo:paragraph-rsid="00129cf9" style:font-size-asian="14pt" style:font-weight-asian="normal" style:font-size-complex="14pt" style:font-weight-complex="normal"/>
    </style:style>
    <style:style style:name="P8" style:family="paragraph" style:parent-style-name="Standard">
      <style:text-properties fo:font-size="14pt" style:text-underline-style="none" fo:font-weight="normal" officeooo:rsid="00186fb3" officeooo:paragraph-rsid="00186fb3" style:font-size-asian="14pt" style:font-weight-asian="normal" style:font-size-complex="14pt" style:font-weight-complex="normal"/>
    </style:style>
    <style:style style:name="P9" style:family="paragraph" style:parent-style-name="Standard">
      <style:text-properties fo:font-size="14pt" style:text-underline-style="none" fo:font-weight="normal" officeooo:rsid="001d5319" officeooo:paragraph-rsid="00186fb3" style:font-size-asian="14pt" style:font-weight-asian="normal" style:font-size-complex="14pt" style:font-weight-complex="normal"/>
    </style:style>
    <style:style style:name="P10" style:family="paragraph" style:parent-style-name="Standard">
      <style:text-properties fo:font-size="14pt" style:text-underline-style="none" fo:font-weight="bold" officeooo:rsid="001e9fd5" officeooo:paragraph-rsid="00186fb3" style:font-size-asian="14pt" style:font-weight-asian="bold" style:font-size-complex="14pt" style:font-weight-complex="bold"/>
    </style:style>
    <style:style style:name="P11" style:family="paragraph" style:parent-style-name="Standard">
      <style:text-properties fo:font-size="14pt" officeooo:rsid="001a0b58" officeooo:paragraph-rsid="001c3b8b" style:font-size-asian="14pt" style:font-size-complex="14pt"/>
    </style:style>
    <style:style style:name="P12" style:family="paragraph" style:parent-style-name="Standard">
      <style:text-properties fo:font-size="14pt" officeooo:rsid="001a826e" officeooo:paragraph-rsid="001c3b8b" style:font-size-asian="14pt" style:font-size-complex="14pt"/>
    </style:style>
    <style:style style:name="P13" style:family="paragraph" style:parent-style-name="Standard">
      <style:text-properties fo:font-size="14pt" fo:font-weight="bold" officeooo:rsid="001a0b58" officeooo:paragraph-rsid="00253159" style:font-size-asian="14pt" style:font-weight-asian="bold" style:font-size-complex="14pt" style:font-weight-complex="bold"/>
    </style:style>
    <style:style style:name="P14" style:family="paragraph" style:parent-style-name="Standard">
      <style:text-properties fo:font-size="18pt" fo:font-weight="bold" officeooo:paragraph-rsid="00221dc6" style:font-size-asian="18pt" style:font-weight-asian="bold" style:font-size-complex="18pt" style:font-weight-complex="bold"/>
    </style:style>
    <style:style style:name="P15" style:family="paragraph" style:parent-style-name="Standard">
      <style:text-properties fo:font-weight="bold" officeooo:paragraph-rsid="00221dc6" style:font-weight-asian="bold" style:font-weight-complex="bold"/>
    </style:style>
    <style:style style:name="P16" style:family="paragraph" style:parent-style-name="Text_20_body">
      <style:text-properties officeooo:paragraph-rsid="00186fb3"/>
    </style:style>
    <style:style style:name="P17" style:family="paragraph" style:parent-style-name="Text_20_body">
      <style:text-properties officeooo:paragraph-rsid="00274ce9"/>
    </style:style>
    <style:style style:name="P18" style:family="paragraph" style:parent-style-name="Standard">
      <style:paragraph-properties fo:margin-left="0cm" fo:margin-right="0cm" fo:text-indent="0cm" style:auto-text-indent="false"/>
      <style:text-properties fo:font-size="18pt" fo:font-weight="bold" officeooo:paragraph-rsid="00221dc6" style:font-size-asian="18pt" style:font-weight-asian="bold" style:font-size-complex="18pt" style:font-weight-complex="bold"/>
    </style:style>
    <style:style style:name="P19" style:family="paragraph" style:parent-style-name="Standard" style:master-page-name="Standard">
      <style:paragraph-properties fo:text-align="center" style:justify-single-word="false" style:page-number="auto"/>
      <style:text-properties fo:font-size="26pt" fo:font-weight="bold" officeooo:paragraph-rsid="00221dc6" style:font-size-asian="26pt" style:font-weight-asian="bold" style:font-size-complex="26pt" style:font-weight-complex="bold"/>
    </style:style>
    <style:style style:name="P20" style:family="paragraph" style:parent-style-name="Standard">
      <style:text-properties style:font-name="Liberation Serif" fo:font-size="14pt" style:text-underline-style="none" fo:font-weight="bold" officeooo:rsid="00186fb3" officeooo:paragraph-rsid="0031e857" style:font-size-asian="14pt" style:font-weight-asian="bold" style:font-size-complex="14pt" style:font-weight-complex="bold"/>
    </style:style>
    <style:style style:name="P21" style:family="paragraph" style:parent-style-name="Standard" style:list-style-name="L2">
      <style:text-properties style:font-name="Liberation Serif" fo:font-size="14pt" style:text-underline-style="none" fo:font-weight="bold" officeooo:rsid="0031e857" officeooo:paragraph-rsid="0031e857" style:font-size-asian="14pt" style:font-weight-asian="bold" style:font-size-complex="14pt" style:font-weight-complex="bold"/>
    </style:style>
    <style:style style:name="P22" style:family="paragraph" style:parent-style-name="Standard">
      <style:text-properties style:font-name="Liberation Serif" fo:font-size="14pt" style:text-underline-style="none" fo:font-weight="bold" officeooo:rsid="0031e857" officeooo:paragraph-rsid="0031e857" style:font-size-asian="14pt" style:font-weight-asian="bold" style:font-size-complex="14pt" style:font-weight-complex="bold"/>
    </style:style>
    <style:style style:name="P23" style:family="paragraph" style:parent-style-name="Standard">
      <style:text-properties officeooo:rsid="0031e857" officeooo:paragraph-rsid="0031e857"/>
    </style:style>
    <style:style style:name="P24" style:family="paragraph" style:parent-style-name="Standard" style:list-style-name="L3">
      <style:text-properties officeooo:rsid="0031e857" officeooo:paragraph-rsid="0031e857"/>
    </style:style>
    <style:style style:name="P25" style:family="paragraph" style:parent-style-name="Standard" style:list-style-name="L5">
      <style:text-properties officeooo:rsid="0031e857" officeooo:paragraph-rsid="0031e857"/>
    </style:style>
    <style:style style:name="P26" style:family="paragraph" style:parent-style-name="List_20_Paragraph" style:list-style-name="WWNum1">
      <style:text-properties fo:font-size="18pt" fo:font-weight="bold" officeooo:paragraph-rsid="00221dc6" style:font-size-asian="18pt" style:font-weight-asian="bold" style:font-size-complex="18pt" style:font-weight-complex="bold"/>
    </style:style>
    <style:style style:name="P27" style:family="paragraph" style:parent-style-name="List_20_Paragraph" style:list-style-name="WWNum1">
      <style:text-properties fo:font-size="18pt" fo:font-weight="bold" officeooo:rsid="001a0b58" officeooo:paragraph-rsid="00221dc6" style:font-size-asian="18pt" style:font-weight-asian="bold" style:font-size-complex="18pt" style:font-weight-complex="bold"/>
    </style:style>
    <style:style style:name="T1" style:family="text">
      <style:text-properties officeooo:rsid="00129cf9"/>
    </style:style>
    <style:style style:name="T2" style:family="text">
      <style:text-properties style:font-name="Liberation Serif"/>
    </style:style>
    <style:style style:name="T3" style:family="text">
      <style:text-properties style:font-name="Liberation Serif" officeooo:rsid="001189e0"/>
    </style:style>
    <style:style style:name="T4" style:family="text">
      <style:text-properties style:font-name="Liberation Serif" officeooo:rsid="00129cf9"/>
    </style:style>
    <style:style style:name="T5" style:family="text">
      <style:text-properties style:font-name="Liberation Serif" fo:font-weight="bold" officeooo:rsid="001189e0" style:font-weight-asian="bold" style:font-weight-complex="bold"/>
    </style:style>
    <style:style style:name="T6" style:family="text">
      <style:text-properties style:font-name="Liberation Serif" fo:font-size="14pt" style:text-underline-style="none" fo:font-weight="normal" style:font-size-asian="14pt" style:font-weight-asian="normal" style:font-size-complex="14pt" style:font-weight-complex="normal"/>
    </style:style>
    <style:style style:name="T7" style:family="text">
      <style:text-properties fo:font-weight="normal" style:font-weight-asian="normal" style:font-weight-complex="normal"/>
    </style:style>
    <style:style style:name="T8" style:family="text">
      <style:text-properties fo:font-weight="normal" officeooo:rsid="002d79cb" style:font-weight-asian="normal" style:font-weight-complex="normal"/>
    </style:style>
    <style:style style:name="T9" style:family="text">
      <style:text-properties fo:font-weight="normal" officeooo:rsid="0031e857" style:font-weight-asian="normal" style:font-weight-complex="normal"/>
    </style:style>
    <style:style style:name="T10" style:family="text">
      <style:text-properties fo:font-size="14pt" style:text-underline-style="none" fo:font-weight="normal" style:font-size-asian="14pt" style:font-weight-asian="normal" style:font-size-complex="14pt" style:font-weight-complex="normal"/>
    </style:style>
    <style:style style:name="T11" style:family="text">
      <style:text-properties fo:font-size="14pt" style:text-underline-style="none" fo:font-weight="normal" officeooo:rsid="001d5319" style:font-size-asian="14pt" style:font-weight-asian="normal" style:font-size-complex="14pt" style:font-weight-complex="normal"/>
    </style:style>
    <style:style style:name="T12" style:family="text">
      <style:text-properties fo:font-size="14pt" style:text-underline-style="none" fo:font-weight="normal" officeooo:rsid="001e9fd5" style:font-size-asian="14pt" style:font-weight-asian="normal" style:font-size-complex="14pt" style:font-weight-complex="normal"/>
    </style:style>
    <style:style style:name="T13" style:family="text">
      <style:text-properties fo:font-size="14pt" style:text-underline-style="none" fo:font-weight="normal" officeooo:rsid="00274ce9" style:font-size-asian="14pt" style:font-weight-asian="normal" style:font-size-complex="14pt" style:font-weight-complex="normal"/>
    </style:style>
    <style:style style:name="T14" style:family="text">
      <style:text-properties fo:font-size="14pt" style:text-underline-style="none" fo:font-weight="normal" officeooo:rsid="00291795" style:font-size-asian="14pt" style:font-weight-asian="normal" style:font-size-complex="14pt" style:font-weight-complex="normal"/>
    </style:style>
    <style:style style:name="T15" style:family="text">
      <style:text-properties fo:font-weight="bold" style:font-weight-asian="bold" style:font-weight-complex="bold"/>
    </style:style>
    <style:style style:name="T16" style:family="text">
      <style:text-properties fo:font-weight="bold" officeooo:rsid="0013ec94" style:font-weight-asian="bold" style:font-weight-complex="bold"/>
    </style:style>
    <style:style style:name="T17" style:family="text">
      <style:text-properties officeooo:rsid="001a82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aster TimeTable Generator</text:p>
      <text:p text:style-name="P15"/>
      <text:p text:style-name="P18"><text:s text:c="3"/><text:tab/><text:tab/>Project Guide Name:- <text:s/>Dr.Rahul Ambekar</text:p>
      <text:p text:style-name="P14"/>
      <text:p text:style-name="P14"><text:s text:c="2"/>Group Members:<text:tab/><text:tab/><text:tab/>Moodle ID: <text:s text:c="20"/></text:p>
      <text:list xml:id="list2176646633" text:style-name="WWNum1">
        <text:list-item>
          <text:p text:style-name="P26">Suraj Thakkar<text:tab/><text:tab/><text:tab/>16102057</text:p>
        </text:list-item>
        <text:list-item>
          <text:p text:style-name="P26">Neel Dhruva<text:tab/><text:tab/><text:tab/><text:tab/>17202003</text:p>
        </text:list-item>
        <text:list-item>
          <text:p text:style-name="P27">Adesh Thosani<text:tab/><text:tab/><text:tab/>17202001</text:p>
        </text:list-item>
      </text:list>
      <text:p text:style-name="P13"><text:s/></text:p>
      <text:p text:style-name="P13">SCOPE :</text:p>
      <text:p text:style-name="P11">The Scope of system includes Generation of TimeTable, Access the available </text:p>
      <text:p text:style-name="P11">TimeTable(s),Delete an Existing Timetable. Add Facu<text:span text:style-name="T17">l</text:span>ty details of a <text:s text:c="16"/></text:p>
      <text:p text:style-name="P11"><text:s/><text:span text:style-name="T17">d</text:span>e<text:span text:style-name="T17">p</text:span>artment.</text:p>
      <text:p text:style-name="P11"><text:s/>Add Semester wise subject details. Add time scheduling and periodic <text:s text:c="16"/></text:p>
      <text:p text:style-name="P11"><text:s/><text:span text:style-name="T17">allocation process</text:span></text:p>
      <text:p text:style-name="P12">A Time-Table management system involves everything that is required for the efficient working of a Institute. Managing timetables,routing,Planning and alloting Load of the Faculties. Creating timetables are one of the biggest headaches for Faculties. It can be confusing and time-consuming when done manually.Timetable management software is the best solution in such situations</text:p>
      <text:p text:style-name="P12">TimeTable Generation System generates timetable for each class and teacher,in keeping with the availability calendar of teachers, availability and capacity of physical resources (such as classrooms,laboratories,computer rooom) and rules applicable <text:s/>at different classes,semesters, teachers and subject level. Best of all,this timetable generation system tremendously improves resource utilization and optimization. </text:p>
      <text:p text:style-name="P5">We will generate timetable for each and every department.Integration of all the departments timetable will be master time table.</text:p>
      <text:p text:style-name="P5"/>
      <text:p text:style-name="P5"/>
      <text:p text:style-name="P20">Technology Stack: <text:span text:style-name="T7"><text:s/></text:span><text:span text:style-name="T9">Various algorithms will be used for implementing this applications.</text:span></text:p>
      <text:list xml:id="list3291921921" text:style-name="L2">
        <text:list-item>
          <text:p text:style-name="P21"><text:span text:style-name="T7">Genetic Algorithms</text:span></text:p>
        </text:list-item>
        <text:list-item>
          <text:p text:style-name="P21"><text:span text:style-name="T7">Evolutionary Algorithms</text:span></text:p>
        </text:list-item>
      </text:list>
      <text:p text:style-name="P22"><text:span text:style-name="T7">Different languages will be used :</text:span></text:p>
      <text:list xml:id="list2135058505" text:style-name="L3">
        <text:list-item>
          <text:p text:style-name="P24"><text:span text:style-name="T6">C,JAVA,PYTHON,HTML,CSS,PHP</text:span></text:p>
        </text:list-item>
      </text:list>
      <text:p text:style-name="P23"><text:span text:style-name="T6">Different databases will be created for this :</text:span></text:p>
      <text:list xml:id="list2986515291" text:style-name="L5">
        <text:list-item>
          <text:p text:style-name="P25"><text:span text:style-name="T6">MySQL </text:span></text:p>
        </text:list-item>
        <text:list-item>
          <text:p text:style-name="P25"><text:span text:style-name="T6">MongoDB</text:span></text:p>
        </text:list-item>
      </text:list>
      <text:p text:style-name="P23"><text:span text:style-name="T6">The different tools used will be Anaconda or pycharm.</text:span></text:p>
      <text:p text:style-name="P6"/>
      <text:p text:style-name="P2"><text:soft-page-break/><text:span text:style-name="T15">Benefits for </text:span><text:span text:style-name="T16">environment</text:span> <text:span text:style-name="T15">:</text:span> The major benefit of this project is to store infor- mation at one place.Instead of tedious paper work,faculty who is creating the timetable can create the timetable using our application so it will help to save paper.</text:p>
      <text:p text:style-name="P4"/>
      <text:p text:style-name="P7"><text:span text:style-name="T5">Benefits For Society : </text:span><text:span text:style-name="T3">It is complicated task that to handle many Faculty's and allocating subjects for them at a time physically. So our proposed system will help to overcome this disadvantage.Thus we can produce timetable for any number of courses and multiple semesters. Separate timetable for the individual class, faculty and labs are generated automatically by this system.</text:span><text:span text:style-name="T2">The project reduces time consumption and the pain in framing the timetable manually.</text:span><text:span text:style-name="T4">The project is developed in such a way that, no slot clashes occur providing features to tailor the timetable as of wish.It will s</text:span>ave time and efforts.<text:span text:style-name="T1">It will help to r</text:span>educe error<text:span text:style-name="T1">s.After Sucessful Completion of the project, The Master TimeTable can be used in many different Institutes.</text:span></text:p>
      <text:p text:style-name="P3"/>
      <text:p text:style-name="P10">Applications:</text:p>
      <text:p text:style-name="P16"><text:span text:style-name="Strong_20_Emphasis"><text:span text:style-name="T10">1. No more Paperwork</text:span></text:span><text:span text:style-name="T10"> : <text:s/></text:span><text:span text:style-name="T11">It Saves the paper as Time-Table is generated automatically.</text:span></text:p>
      <text:p text:style-name="P16"><text:span text:style-name="Strong_20_Emphasis"><text:span text:style-name="T10">2. No more Confusion: </text:span></text:span><text:span text:style-name="Strong_20_Emphasis"><text:span text:style-name="T11">With timetable software, it is possible for you to automatically generate timetables effectively, sticking by the requirements. Timetable management software generates timetables considering the limitations such as Load of the Faculties, classes, </text:span></text:span><text:span text:style-name="Strong_20_Emphasis"><text:span text:style-name="T12">Rooms, Labs</text:span></text:span><text:span text:style-name="Strong_20_Emphasis"><text:span text:style-name="T11">.</text:span></text:span></text:p>
      <text:p text:style-name="P16"><text:span text:style-name="Strong_20_Emphasis"><text:span text:style-name="T11">3. It is Error-Free: When you manually prepare a timetable, you tend to make errors. You may end up with allotting two Faculties for a single class at a time or you may miss the allotment of certain periods. Timetable management software helps you to avoid such errors.</text:span></text:span></text:p>
      <text:p text:style-name="P16"><text:span text:style-name="Strong_20_Emphasis"><text:span text:style-name="T12">4. Efficient Resource Allocation: </text:span></text:span><text:span text:style-name="Strong_20_Emphasis"><text:span text:style-name="T11">With the help of a time table management software, you can assign </text:span></text:span><text:span text:style-name="Strong_20_Emphasis"><text:span text:style-name="T12">Faculties</text:span></text:span><text:span text:style-name="Strong_20_Emphasis"><text:span text:style-name="T11"> and classrooms, and improve the task of resource allocation in other staff in the best possible manner.</text:span></text:span></text:p>
      <text:p text:style-name="P16"><text:span text:style-name="Strong_20_Emphasis"><text:span text:style-name="T12">5. Automatic Timetable Generation: </text:span></text:span><text:span text:style-name="Strong_20_Emphasis"><text:span text:style-name="T11">If you are using timetable management software, you no longer have to spend hours figuring out the timetable for each class. You just need to enter your criteria and within no time, you will get your timetable generated without any hassle.</text:span></text:span></text:p>
      <text:p text:style-name="P17"><text:span text:style-name="Strong_20_Emphasis"><text:span text:style-name="T13">6. Transperency: The Master TimeTable </text:span></text:span><text:span text:style-name="Strong_20_Emphasis"><text:span text:style-name="T14">is the one which will not create <text:s/>any partial conflicts.</text:span></text:span></text:p>
      <text:p text:style-name="P17"><text:span text:style-name="Strong_20_Emphasis"><text:span text:style-name="T14"/></text:span></text:p>
      <text:p text:style-name="P8"/>
      <text:p text:style-name="P9"/>
      <text:p text:style-name="P9"/>
      <text:p text:style-name="P9"><text:soft-page-break/></text:p>
      <text:p text:style-name="P9"/>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1:13:54.730176412</meta:creation-date>
    <dc:date>2019-08-16T15:05:59.442171422</dc:date>
    <meta:editing-duration>PT37M41S</meta:editing-duration>
    <meta:editing-cycles>10</meta:editing-cycles>
    <meta:generator>LibreOffice/6.0.7.3$Linux_X86_64 LibreOffice_project/00m0$Build-3</meta:generator>
    <meta:document-statistic meta:table-count="0" meta:image-count="0" meta:object-count="0" meta:page-count="3" meta:paragraph-count="34" meta:word-count="578" meta:character-count="3926" meta:non-whitespace-character-count="3306"/>
  </office:meta>
</office:document-meta>
</file>